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746cm" style:use-optimal-column-width="false"/>
    </style:style>
    <style:style style:name="co2" style:family="table-column">
      <style:table-column-properties style:column-width="12.968cm" style:use-optimal-column-width="false"/>
    </style:style>
    <style:style style:name="ro1" style:family="table-row">
      <style:table-row-properties style:row-height="1.155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-left="none" fo:border-right="none" fo:border-top="none" fo:border-bottom="1.02pt solid #171717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none" fo:border-right="none" fo:border-top="1.02pt solid #171717" fo:border-bottom="1.02pt solid #171717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-left="none" fo:border-right="none" fo:border-top="1.02pt solid #171717" fo:border-bottom="non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54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2.54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00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" style:family="text">
      <style:text-properties fo:font-variant="normal" fo:text-transform="none" fo:color="#ffe599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5" style:family="text">
      <style:text-properties fo:font-variant="normal" fo:text-transform="none" fo:color="#f9cb9c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7" style:family="text">
      <style:text-properties fo:font-variant="normal" fo:text-transform="none" fo:color="#737373" style:text-line-through-style="none" style:text-line-through-type="none" style:text-position="0% 100%" style:font-name="Courier New" fo:font-size="19.8999996185303pt" fo:letter-spacing="normal" fo:font-style="normal" style:text-underline-style="none" fo:font-weight="normal" style:font-name-asian="Courier New" style:font-size-asian="19.8999996185303pt" style:font-style-asian="normal" style:font-weight-asian="normal" style:font-name-complex="Courier New" style:font-size-complex="19.8999996185303pt" style:font-style-complex="normal" style:font-weight-complex="normal"/>
    </style:style>
    <style:style style:name="T8" style:family="text">
      <style:text-properties fo:font-variant="normal" fo:text-transform="none" fo:color="#737373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9" style:family="text">
      <style:text-properties fo:font-variant="normal" fo:text-transform="none" fo:color="#737373" style:text-line-through-style="none" style:text-line-through-type="none" style:text-position="0% 100%" style:font-name="Roboto" fo:font-size="17pt" fo:letter-spacing="normal" fo:font-style="normal" style:text-underline-style="none" fo:font-weight="normal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10" style:family="text">
      <style:text-properties fo:font-variant="normal" fo:text-transform="none" fo:color="#1a237e" style:text-line-through-style="none" style:text-line-through-type="none" style:text-position="0% 100%" style:font-name="Roboto" fo:font-size="17pt" fo:letter-spacing="normal" fo:font-style="normal" style:text-underline-style="solid" style:text-underline-width="auto" style:text-underline-color="font-color" fo:font-weight="normal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" fo:font-size="26.5pt" fo:letter-spacing="normal" fo:font-style="normal" style:text-underline-style="none" fo:font-weight="normal" style:font-name-asian="Roboto" style:font-size-asian="26.5pt" style:font-style-asian="normal" style:font-weight-asian="normal" style:font-name-complex="Roboto" style:font-size-complex="26.5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" fo:font-size="17.7999992370605pt" fo:letter-spacing="normal" fo:font-style="normal" style:text-underline-style="none" fo:font-weight="normal" style:font-name-asian="Roboto" style:font-size-asian="17.7999992370605pt" style:font-style-asian="normal" style:font-weight-asian="normal" style:font-name-complex="Roboto" style:font-size-complex="17.7999992370605pt" style:font-style-complex="normal" style:font-weight-complex="normal"/>
    </style:style>
    <style:style style:name="T17" style:family="text">
      <style:text-properties fo:font-variant="normal" fo:text-transform="none" fo:color="#171717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8" style:family="text">
      <style:text-properties fo:font-variant="normal" fo:text-transform="none" fo:color="#171717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font-variant="normal" fo:text-transform="none" fo:color="#1a237e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20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21" style:family="text">
      <style:text-properties fo:font-variant="normal" fo:text-transform="none" fo:color="#737373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2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italic" style:text-underline-style="none" fo:font-weight="normal" style:font-name-asian="Roboto" style:font-size-asian="18pt" style:font-style-asian="italic" style:font-weight-asian="normal" style:font-name-complex="Roboto" style:font-size-complex="18pt" style:font-style-complex="italic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italic" style:text-underline-style="none" fo:font-weight="normal" style:font-name-asian="Roboto" style:font-size-asian="32pt" style:font-style-asian="italic" style:font-weight-asian="normal" style:font-name-complex="Roboto" style:font-size-complex="32pt" style:font-style-complex="italic" style:font-weight-complex="normal"/>
    </style:style>
    <style:style style:name="T24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italic" style:text-underline-style="none" fo:font-weight="bold" style:font-name-asian="Roboto" style:font-size-asian="18pt" style:font-style-asian="italic" style:font-weight-asian="bold" style:font-name-complex="Roboto" style:font-size-complex="18pt" style:font-style-complex="italic" style:font-weight-complex="bold"/>
    </style:style>
    <style:style style:name="T25" style:family="text">
      <style:text-properties fo:font-variant="normal" fo:text-transform="none" fo:color="#666666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26" style:family="text">
      <style:text-properties fo:font-variant="normal" fo:text-transform="none" fo:color="#666666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27" style:family="text">
      <style:text-properties fo:font-variant="normal" fo:text-transform="none" fo:color="#1a237e" style:text-line-through-style="none" style:text-line-through-type="none" style:text-position="0% 100%" style:font-name="Roboto" fo:font-size="32pt" fo:letter-spacing="normal" fo:font-style="normal" style:text-underline-style="solid" style:text-underline-width="auto" style:text-underline-color="font-color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28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29" style:family="text">
      <style:text-properties fo:font-variant="normal" fo:text-transform="none" fo:color="#737373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37cm" text:min-label-width="0.933cm"/>
        <style:text-properties style:font-name="Courier New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21cm" text:min-label-width="0.949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21cm" text:min-label-width="0.949cm"/>
        <style:text-properties style:font-name="Roboto" fo:color="#737373" fo:font-size="100%"/>
      </text:list-level-style-bullet>
      <text:list-level-style-bullet text:level="2" text:bullet-char="○">
        <style:list-level-properties text:space-before="1.651cm" text:min-label-width="0.889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1cm" text:min-label-width="0.889cm"/>
        <style:text-properties style:font-name="Roboto" fo:color="#737373" fo:font-size="100%"/>
      </text:list-level-style-bullet>
      <text:list-level-style-bullet text:level="2" text:bullet-char="○">
        <style:list-level-properties text:space-before="1.651cm" text:min-label-width="0.889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Courier New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42cm" text:min-label-width="0.928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42cm" text:min-label-width="0.928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❖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style:font-name="Courier New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➔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➔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◆">
        <style:list-level-properties text:space-before="1.659cm" text:min-label-width="0.881cm"/>
        <style:text-properties style:font-name="Courier New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2.838cm" svg:height="4.264cm" svg:x="1.085cm" svg:y="3.382cm" presentation:class="title" presentation:user-transformed="true">
          <draw:text-box>
            <text:p text:style-name="P1"><text:span text:style-name="T1">Auditoria em Arquivos no Windows 10 - </text:span><text:span text:style-name="T2">parte 2</text:span></text:p>
          </draw:text-box>
        </draw:frame>
        <draw:frame draw:name="Google Shape;68;p13" presentation:style-name="pr2" draw:text-style-name="P4" draw:layer="layout" svg:width="22.838cm" svg:height="1.202cm" svg:x="1.085cm" svg:y="7.748cm" presentation:class="subtitle" presentation:user-transformed="true">
          <draw:text-box>
            <text:p text:style-name="P3"><text:span text:style-name="T3">Auditoria e Segurança de Sistemas</text:span></text:p>
          </draw:text-box>
        </draw:frame>
        <draw:custom-shape draw:name="Google Shape;69;p13" draw:style-name="gr1" draw:text-style-name="P5" draw:layer="layout" svg:width="7.86cm" svg:height="1.185cm" svg:x="1.085cm" svg:y="9.305cm">
          <text:p text:style-name="P3"><text:span text:style-name="T4">Adriano J. Hola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1" draw:text-style-name="P5" draw:layer="layout" svg:width="5.933cm" svg:height="1.101cm" svg:x="17.99cm" svg:y="9.348cm">
          <text:p text:style-name="P3"><text:span text:style-name="T5">25 de agosto de 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geb2e634504_0_0:notes" draw:style-name="gr2" draw:layer="layout" svg:width="16.932cm" svg:height="9.524cm" svg:x="1.059cm" svg:y="1.905cm" draw:page-number="1" presentation:class="page"/>
          <draw:frame draw:name="Google Shape;65;geb2e634504_0_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vos de atalho (extensão “.lnk”)" draw:style-name="dp1" draw:master-page-name="TITLE_5f_AND_5f_BODY" presentation:presentation-page-layout-name="AL2T1">
        <draw:frame draw:name="Google Shape;75;p14" presentation:style-name="pr4" draw:text-style-name="P7" draw:layer="layout" svg:width="22.838cm" svg:height="2.132cm" svg:x="1.311cm" svg:y="2.052cm" presentation:class="title" presentation:user-transformed="true">
          <draw:text-box>
            <text:p text:style-name="P3"><text:span text:style-name="T6">Arquivos de atalho (extensão “.lnk”)</text:span></text:p>
          </draw:text-box>
        </draw:frame>
        <draw:frame draw:name="Google Shape;76;p14" presentation:style-name="pr5" draw:text-style-name="P9" draw:layer="layout" svg:width="22.838cm" svg:height="6.973cm" svg:x="1.311cm" svg:y="5.331cm" presentation:class="outline" presentation:user-transformed="true">
          <draw:text-box>
            <text:list text:style-name="L5">
              <text:list-item>
                <text:p text:style-name="P8"><text:span text:style-name="T7">%USERPROFILE%\AppData\Roaming\Microsoft\Windows\Recent</text:span></text:p>
              </text:list-item>
            </text:list>
            <text:list text:style-name="L6">
              <text:list-item>
                <text:p text:style-name="P8"><text:span text:style-name="T8">Informações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9">Arquivo</text:span></text:p>
                  </text:list-item>
                  <text:list-item>
                    <text:p text:style-name="P8"><text:span text:style-name="T9">Arquivo de destino</text:span></text:p>
                  </text:list-item>
                  <text:list-item>
                    <text:p text:style-name="P8"><text:span text:style-name="T9">Caminho local</text:span></text:p>
                  </text:list-item>
                  <text:list-item>
                    <text:p text:style-name="P8"><text:span text:style-name="T9">Caminho de rede</text:span></text:p>
                  </text:list-item>
                  <text:list-item>
                    <text:p text:style-name="P8"><text:span text:style-name="T9">Atributos do arquivo</text:span></text:p>
                  </text:list-item>
                  <text:list-item>
                    <text:p text:style-name="P8"><text:span text:style-name="T9">Número de identificação do volume</text:span></text:p>
                  </text:list-item>
                  <text:list-item>
                    <text:p text:style-name="P8"><text:span text:style-name="T9">Endereço MAC do dispositivo</text:span></text:p>
                  </text:list-item>
                </text:list>
              </text:list-item>
            </text:list>
            <text:list text:style-name="L8">
              <text:list-item>
                <text:p text:style-name="P8"><text:span text:style-name="T9">Aplicação: </text:span><text:span text:style-name="T10"><text:a xlink:href="https://f001.backblazeb2.com/file/EricZimmermanTools/LECmd.zip" xlink:type="simple">LECmd</text:a></text:span></text:p>
              </text:list-item>
            </text:list>
          </draw:text-box>
        </draw:frame>
        <draw:custom-shape draw:name="Google Shape;77;p14" draw:style-name="gr1" draw:text-style-name="P5" xml:id="id1" draw:id="id1" draw:layer="layout" svg:width="24.605cm" svg:height="1.651cm" svg:x="0.794cm" svg:y="12.305cm">
          <text:p text:style-name="P3"><text:span text:style-name="T11">PowerShell: </text:span><text:span text:style-name="T12">%USERPROFILE%</text:span><text:span text:style-name="T11"> <text:s/>-&gt; </text:span><text:span text:style-name="T12">$env:USERPROFILE</text:span></text:p>
          <text:p text:style-name="P3"><text:span text:style-name="T13">&gt;</text:span><text:span text:style-name="T14"> ./LECmd -d $env:USERPROFILE\AppData\Roaming\Microsoft\Windows\Recent\ --csv .\ --csvf "atalhos.csv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72;geb2e634504_0_8:notes" draw:style-name="gr2" draw:layer="layout" svg:width="16.932cm" svg:height="9.524cm" svg:x="1.059cm" svg:y="1.905cm" draw:page-number="2" presentation:class="page"/>
          <draw:frame draw:name="Google Shape;73;geb2e634504_0_8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82;p15" presentation:style-name="pr4" draw:text-style-name="P7" draw:layer="layout" svg:width="22.838cm" svg:height="3.575cm" svg:x="1.311cm" svg:y="0.608cm" presentation:class="title" presentation:user-transformed="true">
          <draw:text-box>
            <text:p text:style-name="P3"><text:span text:style-name="T15">Registro do Windows:</text:span><text:span text:style-name="T6"> </text:span><text:span text:style-name="T16">Um banco de dados hierárquico central usado no Windows usado para armazenar informações necessárias para configurar o sistema para um ou mais usuários, aplicativos e dispositivos de hardware.</text:span></text:p>
          </draw:text-box>
        </draw:frame>
        <draw:frame draw:name="Google Shape;83;p15" draw:style-name="standard" draw:layer="layout" svg:width="19.713cm" svg:height="8.084cm" svg:x="1.311cm" svg:y="5.09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7">Hive do Registro</text:span></text:p>
              </table:table-cell>
              <table:table-cell>
                <text:p text:style-name="P10"><text:span text:style-name="T17">Arquivos de suporte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8">HKEY_LOCAL_MACHINE\SAM</text:span></text:p>
              </table:table-cell>
              <table:table-cell>
                <text:p text:style-name="P10"><text:span text:style-name="T18">Sam, Sam.log, Sam.sav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8">HKEY_LOCAL_MACHINE\Security</text:span></text:p>
              </table:table-cell>
              <table:table-cell>
                <text:p text:style-name="P10"><text:span text:style-name="T18">Security, Security.log, Security.sav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8">HKEY_LOCAL_MACHINE\Software</text:span></text:p>
              </table:table-cell>
              <table:table-cell>
                <text:p text:style-name="P10"><text:span text:style-name="T18">Software, Software.log, Software.sav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8">HKEY_LOCAL_MACHINE\System</text:span></text:p>
              </table:table-cell>
              <table:table-cell>
                <text:p text:style-name="P10"><text:span text:style-name="T18">System, System.alt, System.log, System.sav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8">HKEY_CURRENT_CONFIG</text:span></text:p>
              </table:table-cell>
              <table:table-cell>
                <text:p text:style-name="P10"><text:span text:style-name="T18">System, System.alt, System.log, System.sav, Ntuser.dat, Ntuser.dat.log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18">HKEY_USERS\DEFAULT</text:span></text:p>
              </table:table-cell>
              <table:table-cell>
                <text:p text:style-name="P10"><text:span text:style-name="T18">Default, Default.log, Default.sav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84;p15" draw:style-name="gr1" draw:text-style-name="P5" draw:layer="layout" svg:width="2.123cm" svg:height="1.101cm" svg:x="23.276cm" svg:y="12.933cm">
          <text:p text:style-name="P1"><text:a xlink:href="https://docs.microsoft.com/pt-br/troubleshoot/windows-server/performance/windows-registry-advanced-users" xlink:type="simple">Fonte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eb410c5272_0_0:notes" draw:style-name="gr2" draw:layer="layout" svg:width="16.932cm" svg:height="9.524cm" svg:x="1.059cm" svg:y="1.905cm" draw:page-number="3" presentation:class="page"/>
          <draw:frame draw:name="Google Shape;80;geb410c5272_0_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istro do Windows - estudo de caso" draw:style-name="dp1" draw:master-page-name="TITLE_5f_AND_5f_BODY" presentation:presentation-page-layout-name="AL2T1">
        <draw:frame draw:name="Google Shape;89;p16" presentation:style-name="pr4" draw:text-style-name="P7" draw:layer="layout" svg:width="22.838cm" svg:height="2.132cm" svg:x="1.311cm" svg:y="2.052cm" presentation:class="title" presentation:user-transformed="true">
          <draw:text-box>
            <text:p text:style-name="P3"><text:span text:style-name="T6">Registro do Windows - estudo de caso</text:span></text:p>
          </draw:text-box>
        </draw:frame>
        <draw:frame draw:name="Google Shape;90;p16" presentation:style-name="pr5" draw:text-style-name="P9" draw:layer="layout" svg:width="22.838cm" svg:height="7.527cm" svg:x="1.311cm" svg:y="5.331cm" presentation:class="outline" presentation:user-transformed="true">
          <draw:text-box>
            <text:list text:style-name="L9">
              <text:list-item>
                <text:p text:style-name="P8"><text:span text:style-name="T19"><text:a xlink:href="https://download.freedownloadmanager.org/Windows-PC/AccessData-FTK-Imager/FREE-3.4.0.5.html" xlink:type="simple">FTK Imager</text:a></text:span><text:span text:style-name="T20">: </text:span><text:span text:style-name="T21">[root]\Windows\System32\Config</text:span></text:p>
              </text:list-item>
            </text:list>
            <text:p text:style-name="P11"><text:span text:style-name="T21"/></text:p>
            <text:list text:continue-numbering="true" text:style-name="L9">
              <text:list-item>
                <text:p text:style-name="P12"><text:span text:style-name="T20"><text:s/></text:span><text:span text:style-name="T19"><text:a xlink:href="https://f001.backblazeb2.com/file/EricZimmermanTools/RegistryExplorer_RECmd.zip" xlink:type="simple">Registry Explorer/RECmd</text:a></text:span><text:span text:style-name="T20">: abrir </text:span><text:span text:style-name="T22">hive</text:span><text:span text:style-name="T20"> </text:span><text:span text:style-name="T21">SOFTWARE</text:span></text:p>
              </text:list-item>
            </text:list>
          </draw:text-box>
        </draw:frame>
        <presentation:notes draw:style-name="dp2">
          <draw:page-thumbnail draw:name="Google Shape;86;geb410c5272_0_13:notes" draw:style-name="gr2" draw:layer="layout" svg:width="16.932cm" svg:height="9.524cm" svg:x="1.059cm" svg:y="1.905cm" draw:page-number="4" presentation:class="page"/>
          <draw:frame draw:name="Google Shape;87;geb410c5272_0_1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fetch do Windows" draw:style-name="dp1" draw:master-page-name="TITLE_5f_AND_5f_BODY" presentation:presentation-page-layout-name="AL2T1">
        <draw:frame draw:name="Google Shape;95;p17" presentation:style-name="pr4" draw:text-style-name="P7" draw:layer="layout" svg:width="22.838cm" svg:height="2.132cm" svg:x="1.311cm" svg:y="2.052cm" presentation:class="title" presentation:user-transformed="true">
          <draw:text-box>
            <text:p text:style-name="P3"><text:span text:style-name="T23">Prefetch</text:span><text:span text:style-name="T6"> do Windows</text:span></text:p>
          </draw:text-box>
        </draw:frame>
        <draw:frame draw:name="Google Shape;96;p17" presentation:style-name="pr5" draw:text-style-name="P9" draw:layer="layout" svg:width="22.838cm" svg:height="4.722cm" svg:x="1.311cm" svg:y="5.331cm" presentation:class="outline" presentation:user-transformed="true">
          <draw:text-box>
            <text:list text:style-name="L11">
              <text:list-item>
                <text:p text:style-name="P8"><text:span text:style-name="T24">Prefetch </text:span><text:span text:style-name="T20">é um mecanismo usado pelo Windows na inicialização para acelerar o carregamento dos programas mais utilizados.</text:span></text:p>
              </text:list-item>
            </text:list>
            <text:p text:style-name="P13"><text:span text:style-name="T21"/></text:p>
          </draw:text-box>
        </draw:frame>
        <presentation:notes draw:style-name="dp2">
          <draw:page-thumbnail draw:name="Google Shape;92;geb410c5272_0_24:notes" draw:style-name="gr2" draw:layer="layout" svg:width="16.932cm" svg:height="9.524cm" svg:x="1.059cm" svg:y="1.905cm" draw:page-number="5" presentation:class="page"/>
          <draw:frame draw:name="Google Shape;93;geb410c5272_0_24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ntral de notificações - estudo de caso" draw:style-name="dp1" draw:master-page-name="TITLE_5f_AND_5f_BODY" presentation:presentation-page-layout-name="AL2T1">
        <draw:frame draw:name="Google Shape;101;p18" presentation:style-name="pr4" draw:text-style-name="P7" draw:layer="layout" svg:width="22.838cm" svg:height="2.132cm" svg:x="1.311cm" svg:y="2.052cm" presentation:class="title" presentation:user-transformed="true">
          <draw:text-box>
            <text:p text:style-name="P3"><text:span text:style-name="T6">Central de notificações - estudo de caso</text:span></text:p>
          </draw:text-box>
        </draw:frame>
        <draw:frame draw:name="Google Shape;102;p18" presentation:style-name="pr5" draw:text-style-name="P9" draw:layer="layout" svg:width="23.743cm" svg:height="7.527cm" svg:x="1.311cm" svg:y="5.331cm" presentation:class="outline" presentation:user-transformed="true">
          <draw:text-box>
            <text:list text:style-name="L12">
              <text:list-item>
                <text:p text:style-name="P8"><text:span text:style-name="T21">%USERPROFILE%\AppData\Local\Microsoft\Windows\Notifications</text:span></text:p>
              </text:list-item>
            </text:list>
            <text:p text:style-name="P11"><text:span text:style-name="T21"/></text:p>
            <text:list text:continue-numbering="true" text:style-name="L12">
              <text:list-item>
                <text:p text:style-name="P12"><text:span text:style-name="T19"><text:a xlink:href="https://sqlitebrowser.org/" xlink:type="simple">DB Browser for SQLite</text:a></text:span><text:span text:style-name="T20"><text:s/>- Consulta SQL</text:span></text:p>
              </text:list-item>
            </text:list>
            <text:p text:style-name="P14"><text:span text:style-name="T25">SELECT datetime((ArrivalTime/10000000)-11644473600, 'unixepoch') AS ArrivalTime, datetime((ExpiryTime/10000000)-11644473600, 'unixepoch') AS ExpiryTime, Type , </text:span><text:span text:style-name="T26">Payload</text:span><text:span text:style-name="T25">, Tag, 'Group', 'Order', PrimaryId, HandlerType, WNFEventName, CreatedTime as HandlerCreatedTime, ModifiedTime as HandlerModifiedTime FROM Notification LEFT JOIN NotificationHandler ON Notification.HandlerId = NotificationHandler.RecordId</text:span></text:p>
          </draw:text-box>
        </draw:frame>
        <presentation:notes draw:style-name="dp2">
          <draw:page-thumbnail draw:name="Google Shape;98;geb410c5272_0_19:notes" draw:style-name="gr2" draw:layer="layout" svg:width="16.932cm" svg:height="9.524cm" svg:x="1.059cm" svg:y="1.905cm" draw:page-number="6" presentation:class="page"/>
          <draw:frame draw:name="Google Shape;99;geb410c5272_0_19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sistema Windows para Linux ()" draw:style-name="dp1" draw:master-page-name="TITLE_5f_AND_5f_BODY" presentation:presentation-page-layout-name="AL2T1">
        <draw:frame draw:name="Google Shape;107;p19" presentation:style-name="pr4" draw:text-style-name="P7" draw:layer="layout" svg:width="22.838cm" svg:height="2.132cm" svg:x="1.311cm" svg:y="2.052cm" presentation:class="title" presentation:user-transformed="true">
          <draw:text-box>
            <text:p text:style-name="P3"><text:span text:style-name="T6">Subsistema Windows para Linux (</text:span><text:span text:style-name="T27"><text:a xlink:href="https://docs.microsoft.com/pt-br/windows/wsl/about" xlink:type="simple">WSL</text:a></text:span><text:span text:style-name="T6">)</text:span></text:p>
          </draw:text-box>
        </draw:frame>
        <draw:frame draw:name="Google Shape;108;p19" presentation:style-name="pr5" draw:text-style-name="P9" draw:layer="layout" svg:width="22.838cm" svg:height="7.527cm" svg:x="1.311cm" svg:y="5.331cm" presentation:class="outline" presentation:user-transformed="true">
          <draw:text-box>
            <text:list text:style-name="L14">
              <text:list-item>
                <text:p text:style-name="P8"><text:span text:style-name="T20">Permite a execução do Sistema Operacional Linux “dentro” do Windows evitando a necessidade de </text:span><text:span text:style-name="T22">Dual-Boot</text:span><text:span text:style-name="T20"> para rodar o Linux e de instalação de programas de ambiente Unix não adaptados ao Sistema Windows.</text:span></text:p>
              </text:list-item>
            </text:list>
            <text:p text:style-name="P11"><text:span text:style-name="T20"/></text:p>
            <text:list text:continue-numbering="true" text:style-name="L14">
              <text:list-item>
                <text:p text:style-name="P12"><text:span text:style-name="T19"><text:a xlink:href="https://docs.microsoft.com/pt-br/windows/wsl/install-win10" xlink:type="simple">Guia de instalação do Subsistema Windows para Linux para Windows 10</text:a></text:span></text:p>
              </text:list-item>
            </text:list>
          </draw:text-box>
        </draw:frame>
        <presentation:notes draw:style-name="dp2">
          <draw:page-thumbnail draw:name="Google Shape;104;geb50529321_0_0:notes" draw:style-name="gr2" draw:layer="layout" svg:width="16.932cm" svg:height="9.524cm" svg:x="1.059cm" svg:y="1.905cm" draw:page-number="7" presentation:class="page"/>
          <draw:frame draw:name="Google Shape;105;geb50529321_0_0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- estudo de caso" draw:style-name="dp1" draw:master-page-name="TITLE_5f_AND_5f_BODY" presentation:presentation-page-layout-name="AL2T1">
        <draw:frame draw:name="Google Shape;113;p20" presentation:style-name="pr4" draw:text-style-name="P7" draw:layer="layout" svg:width="22.838cm" svg:height="2.132cm" svg:x="1.311cm" svg:y="2.052cm" presentation:class="title" presentation:user-transformed="true">
          <draw:text-box>
            <text:p text:style-name="P3"><text:span text:style-name="T27"><text:a xlink:href="https://docs.microsoft.com/pt-br/windows/wsl/about" xlink:type="simple">WSL</text:a></text:span><text:span text:style-name="T6"><text:s/>- estudo de caso</text:span></text:p>
          </draw:text-box>
        </draw:frame>
        <draw:frame draw:name="Google Shape;114;p20" presentation:style-name="pr5" draw:text-style-name="P9" draw:layer="layout" svg:width="22.838cm" svg:height="7.527cm" svg:x="1.311cm" svg:y="5.331cm" presentation:class="outline" presentation:user-transformed="true">
          <draw:text-box>
            <text:list text:style-name="L15">
              <text:list-item>
                <text:p text:style-name="P8"><text:span text:style-name="T21">%USERPROFILE%\AppData\Local\Packages\CanonicalGroupLimited.UbuntuonWindows_##########\LocalState\rootfs</text:span></text:p>
              </text:list-item>
            </text:list>
            <text:p text:style-name="P11"><text:span text:style-name="T20"/></text:p>
            <text:list text:style-name="L9">
              <text:list-item>
                <text:p text:style-name="P12"><text:span text:style-name="T20">Auditoria Linux</text:span></text:p>
              </text:list-item>
            </text:list>
            <text:list text:style-name="L16">
              <text:list-item>
                <text:list>
                  <text:list-item>
                    <text:p text:style-name="P15"><text:span text:style-name="T28">Exemplo: histórico de coman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0;geb50529321_0_9:notes" draw:style-name="gr2" draw:layer="layout" svg:width="16.932cm" svg:height="9.524cm" svg:x="1.059cm" svg:y="1.905cm" draw:page-number="8" presentation:class="page"/>
          <draw:frame draw:name="Google Shape;111;geb50529321_0_9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werShell" draw:style-name="dp1" draw:master-page-name="TITLE_5f_AND_5f_BODY" presentation:presentation-page-layout-name="AL2T1">
        <draw:frame draw:name="Google Shape;119;p21" presentation:style-name="pr4" draw:text-style-name="P7" draw:layer="layout" svg:width="22.838cm" svg:height="2.132cm" svg:x="1.311cm" svg:y="2.052cm" presentation:class="title" presentation:user-transformed="true">
          <draw:text-box>
            <text:p text:style-name="P3"><text:span text:style-name="T6">PowerShell</text:span></text:p>
          </draw:text-box>
        </draw:frame>
        <draw:frame draw:name="Google Shape;120;p21" presentation:style-name="pr5" draw:text-style-name="P9" draw:layer="layout" svg:width="23.879cm" svg:height="7.527cm" svg:x="0.791cm" svg:y="5.331cm" presentation:class="outline" presentation:user-transformed="true">
          <draw:text-box>
            <text:list text:style-name="L17">
              <text:list-item>
                <text:p text:style-name="P8"><text:span text:style-name="T20">Histórico de comandos</text:span></text:p>
              </text:list-item>
            </text:list>
            <text:p text:style-name="P11"><text:span text:style-name="T20"/></text:p>
            <text:list text:continue-numbering="true" text:style-name="L17">
              <text:list-item>
                <text:p text:style-name="P12"><text:span text:style-name="T20">Caminho</text:span></text:p>
              </text:list-item>
            </text:list>
            <text:list text:style-name="L18">
              <text:list-item>
                <text:list>
                  <text:list-item>
                    <text:p text:style-name="P15"><text:span text:style-name="T29">%USERPROFILE%\AppData\Roaming\Microsoft\Windows\PowerShell\PSRead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6;geb50529321_0_15:notes" draw:style-name="gr2" draw:layer="layout" svg:width="16.932cm" svg:height="9.524cm" svg:x="1.059cm" svg:y="1.905cm" draw:page-number="9" presentation:class="page"/>
          <draw:frame draw:name="Google Shape;117;geb50529321_0_15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" draw:style-name="dp1" draw:master-page-name="TITLE_5f_AND_5f_BODY" presentation:presentation-page-layout-name="AL2T1">
        <draw:frame draw:name="Google Shape;125;p22" presentation:style-name="pr4" draw:text-style-name="P7" draw:layer="layout" svg:width="22.838cm" svg:height="2.132cm" svg:x="1.311cm" svg:y="2.052cm" presentation:class="title" presentation:user-transformed="true">
          <draw:text-box>
            <text:p text:style-name="P3"><text:span text:style-name="T6">Referência</text:span></text:p>
          </draw:text-box>
        </draw:frame>
        <draw:frame draw:name="Google Shape;126;p22" presentation:style-name="pr5" draw:text-style-name="P9" draw:layer="layout" svg:width="22.838cm" svg:height="7.527cm" svg:x="1.311cm" svg:y="5.331cm" presentation:class="outline" presentation:user-transformed="true">
          <draw:text-box>
            <text:list text:style-name="L9">
              <text:list-item>
                <text:p text:style-name="P8"><text:span text:style-name="T19"><text:a xlink:href="https://academiadeforensedigital.com.br/service/computacao-forense/" xlink:type="simple">Computação Forense</text:a></text:span><text:span text:style-name="T20">, </text:span><text:span text:style-name="T19"><text:a xlink:href="https://academiadeforensedigital.com.br/" xlink:type="simple">Academia de Forense Digital</text:a></text:span><text:span text:style-name="T20">.</text:span></text:p>
              </text:list-item>
            </text:list>
          </draw:text-box>
        </draw:frame>
        <presentation:notes draw:style-name="dp2">
          <draw:page-thumbnail draw:name="Google Shape;122;geb50529321_0_21:notes" draw:style-name="gr2" draw:layer="layout" svg:width="16.932cm" svg:height="9.524cm" svg:x="1.059cm" svg:y="1.905cm" draw:page-number="10" presentation:class="page"/>
          <draw:frame draw:name="Google Shape;123;geb50529321_0_21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6"/>
    <meta:generator>LibreOfficeDev/6.0.5.2$Linux_X86_64 LibreOffice_project/</meta:generator>
  </office:meta>
</office:document-meta>
</file>